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5df" officeooo:paragraph-rsid="0011a5df"/>
    </style:style>
    <style:style style:name="P2" style:family="paragraph" style:parent-style-name="Standard">
      <style:text-properties officeooo:rsid="0012d388" officeooo:paragraph-rsid="0012d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2.c/////////////////////////////////////</text:p>
      <text:p text:style-name="P1"/>
      <text:p text:style-name="P1">/*</text:p>
      <text:p text:style-name="P1">Author: <text:s text:c="8"/>Shane Stacy</text:p>
      <text:p text:style-name="P1">Description: <text:s text:c="3"/>Contains main() and other introduced functions.</text:p>
      <text:p text:style-name="P1"><text:s text:c="16"/>This program uses two singly linked lists to sort identifiers from a C source file.</text:p>
      <text:p text:style-name="P1"><text:s text:c="16"/>The first list will contain unsorted identifiers.</text:p>
      <text:p text:style-name="P1"><text:s text:c="16"/>The second one will contain the sorted identifiers, with the highest occurring</text:p>
      <text:p text:style-name="P1"><text:s text:c="16"/>being towards the front of the list.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ctype.h&gt;</text:p>
      <text:p text:style-name="P1">#include "list.h"</text:p>
      <text:p text:style-name="P1"/>
      <text:p text:style-name="P1">static FILE *input;</text:p>
      <text:p text:style-name="P1">static FILE *output;</text:p>
      <text:p text:style-name="P1">static LINK unsortedList;</text:p>
      <text:p text:style-name="P1">static LINK sortedList;</text:p>
      <text:p text:style-name="P1"/>
      <text:p text:style-name="P1">void initializeFiles(char input1[], char output1[]);</text:p>
      <text:p text:style-name="P1">void closeFiles();</text:p>
      <text:p text:style-name="P1"/>
      <text:p text:style-name="P1">int main(int argc, char* argv[]) {</text:p>
      <text:p text:style-name="P1"><text:tab/></text:p>
      <text:p text:style-name="P1"><text:tab/>// <text:s/>int argc is an int</text:p>
      <text:p text:style-name="P1"><text:tab/>// <text:s/>argv[0] is the program</text:p>
      <text:p text:style-name="P1"><text:tab/>// <text:s/>argv[1] is the first parameter</text:p>
      <text:p text:style-name="P1"/>
      <text:p text:style-name="P1"><text:s text:c="4"/>unsortedList = makeEmpty();</text:p>
      <text:p text:style-name="P1"><text:s text:c="4"/>sortedList = makeEmpty();</text:p>
      <text:p text:style-name="P1"/>
      <text:p text:style-name="P1"><text:s text:c="4"/>char *theWord;</text:p>
      <text:p text:style-name="P1"><text:s text:c="4"/>char *otherWord;</text:p>
      <text:p text:style-name="P1"><text:s text:c="4"/>char unfilteredString[100];</text:p>
      <text:p text:style-name="P1"><text:s text:c="4"/>int z = 0;</text:p>
      <text:p text:style-name="P1"><text:s text:c="4"/>int d = 0;</text:p>
      <text:p text:style-name="P1"><text:s text:c="4"/>int status = 0;</text:p>
      <text:p text:style-name="P1"/>
      <text:p text:style-name="P1"><text:s text:c="4"/>printf("Opening file streams...\n");</text:p>
      <text:p text:style-name="P1"><text:s text:c="4"/>initializeFiles(argv[1], argv[2]);</text:p>
      <text:p text:style-name="P1"/>
      <text:p text:style-name="P1"><text:s text:c="4"/>while (fgets(unfilteredString, 100, input) != NULL) {</text:p>
      <text:p text:style-name="P1"/>
      <text:p text:style-name="P1"><text:s text:c="8"/>// <text:s/>filter the comments</text:p>
      <text:p text:style-name="P1"><text:s text:c="8"/>while (unfilteredString[z] != '\0') {</text:p>
      <text:p text:style-name="P1"/>
      <text:p text:style-name="P1"><text:soft-page-break/><text:s text:c="12"/>if (unfilteredString[z] == '/') {</text:p>
      <text:p text:style-name="P1"><text:s text:c="16"/>if (unfilteredString[z + 1] == '\0') {</text:p>
      <text:p text:style-name="P1"><text:s text:c="20"/>break;</text:p>
      <text:p text:style-name="P1"><text:s text:c="16"/>}</text:p>
      <text:p text:style-name="P1"><text:s text:c="16"/>else if (unfilteredString[z + 1] == '/') {</text:p>
      <text:p text:style-name="P1"><text:s text:c="20"/>status = 1;</text:p>
      <text:p text:style-name="P1"><text:s text:c="16"/>}</text:p>
      <text:p text:style-name="P1"><text:s text:c="16"/>else if (unfilteredString[z + 1] == '*') {</text:p>
      <text:p text:style-name="P1"><text:s text:c="20"/>status = 2;</text:p>
      <text:p text:style-name="P1"><text:s text:c="20"/>fgets(unfilteredString, 100, input);</text:p>
      <text:p text:style-name="P1"><text:s text:c="16"/>}</text:p>
      <text:p text:style-name="P1"><text:s text:c="12"/>}</text:p>
      <text:p text:style-name="P1"/>
      <text:p text:style-name="P1"><text:s text:c="12"/>if (unfilteredString[z] == '\"') {</text:p>
      <text:p text:style-name="P1"><text:s text:c="16"/>d = z;</text:p>
      <text:p text:style-name="P1"><text:s text:c="16"/>while (unfilteredString[d] != '\"') {</text:p>
      <text:p text:style-name="P1"><text:s text:c="20"/>unfilteredString[d] = '\0';</text:p>
      <text:p text:style-name="P1"><text:s text:c="20"/>d++;</text:p>
      <text:p text:style-name="P1"><text:s text:c="16"/>}</text:p>
      <text:p text:style-name="P1"><text:s text:c="16"/>d = 0;</text:p>
      <text:p text:style-name="P1"><text:s text:c="12"/>}</text:p>
      <text:p text:style-name="P1"/>
      <text:p text:style-name="P1"><text:s text:c="12"/>if (status == 1) {</text:p>
      <text:p text:style-name="P1"><text:s text:c="16"/>d = z;</text:p>
      <text:p text:style-name="P1"><text:s text:c="16"/>while (unfilteredString[d] != '\0') {</text:p>
      <text:p text:style-name="P1"><text:s text:c="20"/>unfilteredString[d] = '\0';</text:p>
      <text:p text:style-name="P1"><text:s text:c="20"/>d++;</text:p>
      <text:p text:style-name="P1"><text:s text:c="16"/>}</text:p>
      <text:p text:style-name="P1"><text:s text:c="16"/>d = 0;</text:p>
      <text:p text:style-name="P1"><text:s text:c="16"/>status = 0;</text:p>
      <text:p text:style-name="P1"><text:s text:c="16"/>break;</text:p>
      <text:p text:style-name="P1"><text:s text:c="12"/>}</text:p>
      <text:p text:style-name="P1"><text:s text:c="12"/>else if (status == 2) {</text:p>
      <text:p text:style-name="P1"><text:s text:c="16"/>while (!strstr(unfilteredString, "*/")) {</text:p>
      <text:p text:style-name="P1"><text:s text:c="20"/>fgets(unfilteredString, 100, input);</text:p>
      <text:p text:style-name="P1"><text:s text:c="20"/>if (unfilteredString == NULL)</text:p>
      <text:p text:style-name="P1"><text:s text:c="24"/>return 1;</text:p>
      <text:p text:style-name="P1"><text:s text:c="16"/>}</text:p>
      <text:p text:style-name="P1"><text:s text:c="12"/>}</text:p>
      <text:p text:style-name="P1"><text:s text:c="12"/>status = 0;</text:p>
      <text:p text:style-name="P1"><text:s text:c="12"/>z++;</text:p>
      <text:p text:style-name="P1"><text:s text:c="8"/>}</text:p>
      <text:p text:style-name="P1"><text:s text:c="8"/>z = 0; </text:p>
      <text:p text:style-name="P1"/>
      <text:p text:style-name="P1"><text:s text:c="8"/>theWord = strtok(unfilteredString, "\"\'\?\%&amp;&gt;&lt;)(;=//\\\"\n\t\v\r:-#}{!][*,.+ "); <text:s/>//get until terminating character</text:p>
      <text:p text:style-name="P1"/>
      <text:p text:style-name="P1"><text:s text:c="8"/>printf("Got the word! <text:s/>Inserting into unsorted list...\n");</text:p>
      <text:p text:style-name="P1"><text:s text:c="8"/>while (theWord != NULL) { <text:s/>// <text:s/>while the next word isn't null</text:p>
      <text:p text:style-name="P1"><text:soft-page-break/></text:p>
      <text:p text:style-name="P1"><text:s text:c="12"/>for (z = 0; theWord[z]; z++) <text:s/>// <text:s/>convert the word to lowercase</text:p>
      <text:p text:style-name="P1"><text:s text:c="16"/>theWord[z] = tolower(theWord[z]);</text:p>
      <text:p text:style-name="P1"><text:s text:c="12"/>printf("Converted to lowercase!\n");</text:p>
      <text:p text:style-name="P1"><text:s text:c="12"/></text:p>
      <text:p text:style-name="P1"><text:s text:c="12"/>if (isdigit(theWord[0])) { <text:s/>// <text:s/>if the first character of theWord is a number, move on to next word;</text:p>
      <text:p text:style-name="P1"><text:s text:c="16"/>printf("First character was a digit. <text:s/>Word skipped...\n");</text:p>
      <text:p text:style-name="P1"><text:s text:c="16"/>theWord = strtok(NULL, "\%&amp;&gt;&lt;)(;=//\\\"\n\t\v\r:-#}{!][*,.+ ");</text:p>
      <text:p text:style-name="P1"><text:s text:c="16"/>continue;</text:p>
      <text:p text:style-name="P1"><text:s text:c="12"/>}</text:p>
      <text:p text:style-name="P1"><text:s text:c="12"/>else {</text:p>
      <text:p text:style-name="P1"><text:s text:c="16"/>insertFirst(theWord, 1, unsortedList);</text:p>
      <text:p text:style-name="P1"><text:s text:c="16"/>printf("%s inserted!\n", theWord);</text:p>
      <text:p text:style-name="P1"><text:s text:c="16"/>theWord = strtok(NULL, "\%&amp;&gt;&lt;)(;=//\\\"\n\t\v\r:-#}{!][*,.+ "); <text:s/>// <text:s/>get the next word</text:p>
      <text:p text:style-name="P1"><text:s text:c="16"/>printf("Got the next word! %s\n", theWord);</text:p>
      <text:p text:style-name="P1"><text:s text:c="12"/>} <text:s text:c="11"/></text:p>
      <text:p text:style-name="P1"><text:s text:c="8"/>}</text:p>
      <text:p text:style-name="P1"><text:s text:c="4"/>}</text:p>
      <text:p text:style-name="P1"/>
      <text:p text:style-name="P1"><text:s text:c="4"/>// <text:s/>the unsorted list is now full of identifiers that need to be sorted</text:p>
      <text:p text:style-name="P1"><text:s text:c="4"/>printf("Starting to sort the unsorted list into the sorted list!\n");</text:p>
      <text:p text:style-name="P1"><text:s text:c="4"/>sortTheList(unsortedList, sortedList); <text:s/>// <text:s/>sort the unsorted list into a sorted list</text:p>
      <text:p text:style-name="P1"><text:s text:c="4"/>printf("\n\nPrinting the sorted list!\n");</text:p>
      <text:p text:style-name="P1"><text:s text:c="4"/>showList(sortedList, output); <text:s/>// <text:s/>show it and print it to a file</text:p>
      <text:p text:style-name="P1"/>
      <text:p text:style-name="P1"><text:s text:c="4"/>printf("Closing file streams!\n");</text:p>
      <text:p text:style-name="P1"><text:s text:c="4"/>closeFiles(); <text:s/>// <text:s/>close file streams</text:p>
      <text:p text:style-name="P1"><text:s text:c="4"/>printf("All done!\n");</text:p>
      <text:p text:style-name="P1"><text:s text:c="4"/>return 0;<text:tab/>// <text:s/>return success</text:p>
      <text:p text:style-name="P1">}</text:p>
      <text:p text:style-name="P1"/>
      <text:p text:style-name="P1"/>
      <text:p text:style-name="P1"/>
      <text:p text:style-name="P1">// <text:s/>defines the file streams</text:p>
      <text:p text:style-name="P1">void initializeFiles(char input1[], char output1[]) {</text:p>
      <text:p text:style-name="P1"/>
      <text:p text:style-name="P1"><text:tab/>input = fopen(input1, "r"); <text:s/>// <text:s/>open the input file</text:p>
      <text:p text:style-name="P1"><text:tab/>output = fopen(output1, "w"); <text:s/>// <text:s/>open the output file</text:p>
      <text:p text:style-name="P1">}</text:p>
      <text:p text:style-name="P1"/>
      <text:p text:style-name="P1">// <text:s/>closes file streams</text:p>
      <text:p text:style-name="P1">void closeFiles() {</text:p>
      <text:p text:style-name="P1"/>
      <text:p text:style-name="P1"><text:tab/>fclose(input);</text:p>
      <text:p text:style-name="P1"><text:tab/>fclose(output);</text:p>
      <text:p text:style-name="P1">}</text:p>
      <text:p text:style-name="P1"/>
      <text:p text:style-name="P1"/>
      <text:p text:style-name="P1"><text:soft-page-break/>///////////////////////////////////////////////////////////////////////////////////////////////////////</text:p>
      <text:p text:style-name="P2">list.h</text:p>
      <text:p text:style-name="P2">/*</text:p>
      <text:p text:style-name="P2">Author: <text:s text:c="8"/>Shane Stacy</text:p>
      <text:p text:style-name="P2">Description: <text:s text:c="3"/>Contains type definitions and function prototypes for a self-organizing list.</text:p>
      <text:p text:style-name="P2"><text:s text:c="16"/>Only the interfaces for proj2.c are exposed here.</text:p>
      <text:p text:style-name="P2">*/</text:p>
      <text:p text:style-name="P2"/>
      <text:p text:style-name="P2">typedef struct Node* LINK;</text:p>
      <text:p text:style-name="P2"/>
      <text:p text:style-name="P2">LINK makeEmpty();</text:p>
      <text:p text:style-name="P2">int isEmpty(LINK head);</text:p>
      <text:p text:style-name="P2">int insertFirst(char d[], int num, LINK head);</text:p>
      <text:p text:style-name="P2">int sortTheList(LINK unsorted, LINK sorted);</text:p>
      <text:p text:style-name="P2">void clear(LINK head);</text:p>
      <text:p text:style-name="P2">void showList(LINK head, FILE *output);</text:p>
      <text:p text:style-name="P1"/>
      <text:p text:style-name="P1"/>
      <text:p text:style-name="P1">///////////////////////////////////////////////////</text:p>
      <text:p text:style-name="P2">list.c</text:p>
      <text:p text:style-name="P2">/*</text:p>
      <text:p text:style-name="P2">Author: <text:s text:c="8"/>Shane Stacy</text:p>
      <text:p text:style-name="P2">Description: <text:s text:c="3"/>Contains function definitions for a self-organizing list.</text:p>
      <text:p text:style-name="P2">*/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/>
      <text:p text:style-name="P2"/>
      <text:p text:style-name="P2">// <text:s/>The first node is a header node that points (next) to the first ELEMENT node.</text:p>
      <text:p text:style-name="P2">// <text:s/>There's a few different ways to remove elements:</text:p>
      <text:p text:style-name="P2">// <text:s/>Doubley Linked Lists (-&gt;prev and -&gt;next pointers)</text:p>
      <text:p text:style-name="P2">// <text:s/>Look-Ahead (-&gt;next-&gt;next)</text:p>
      <text:p text:style-name="P2">// <text:s/>Two Pointers (save into another pointer to be used later)</text:p>
      <text:p text:style-name="P2"/>
      <text:p text:style-name="P2">typedef struct Node* LINK;</text:p>
      <text:p text:style-name="P2"/>
      <text:p text:style-name="P2">int sizeOfList(LINK head);</text:p>
      <text:p text:style-name="P2">int searchForWord(LINK head, char word[]);</text:p>
      <text:p text:style-name="P2">int searchForCount(LINK head, int num);</text:p>
      <text:p text:style-name="P2">int insertFirst(char d[], int num, LINK head);</text:p>
      <text:p text:style-name="P2">int deleteFirst(LINK head);</text:p>
      <text:p text:style-name="P2">int insertAtIndex(char d[], int num, int elem, LINK head);</text:p>
      <text:p text:style-name="P2">int insertLast(char d[], int elem, LINK head);</text:p>
      <text:p text:style-name="P2"/>
      <text:p text:style-name="P2">struct Node {</text:p>
      <text:p text:style-name="P2"><text:tab/>char elemString[25];</text:p>
      <text:p text:style-name="P2"><text:s text:c="4"/>int elemInt;</text:p>
      <text:p text:style-name="P2"><text:soft-page-break/><text:tab/>LINK next;</text:p>
      <text:p text:style-name="P2"><text:tab/>//LINK prev; <text:s/>doubley linked list</text:p>
      <text:p text:style-name="P2">};</text:p>
      <text:p text:style-name="P2"/>
      <text:p text:style-name="P2">// <text:s/>make an empty list</text:p>
      <text:p text:style-name="P2">LINK makeEmpty() {</text:p>
      <text:p text:style-name="P2"/>
      <text:p text:style-name="P2"><text:tab/>LINK head = malloc(sizeof(struct Node));</text:p>
      <text:p text:style-name="P2"><text:tab/>head-&gt;next = NULL;</text:p>
      <text:p text:style-name="P2"><text:tab/>return head;</text:p>
      <text:p text:style-name="P2">}</text:p>
      <text:p text:style-name="P2"/>
      <text:p text:style-name="P2">// <text:s/>is the list empty?</text:p>
      <text:p text:style-name="P2">int isEmpty(LINK head) {</text:p>
      <text:p text:style-name="P2"/>
      <text:p text:style-name="P2"><text:tab/>if (head-&gt;next == NULL) {</text:p>
      <text:p text:style-name="P2"><text:tab/><text:tab/>return 1;</text:p>
      <text:p text:style-name="P2"><text:tab/>}</text:p>
      <text:p text:style-name="P2"><text:tab/>return 0;</text:p>
      <text:p text:style-name="P2">}</text:p>
      <text:p text:style-name="P2"/>
      <text:p text:style-name="P2">// <text:s/>HELPER: <text:s/>returns the current size of the list</text:p>
      <text:p text:style-name="P2">int sizeOfList(LINK head) {</text:p>
      <text:p text:style-name="P2"/>
      <text:p text:style-name="P2"><text:s text:c="4"/>LINK curr = head-&gt;next;</text:p>
      <text:p text:style-name="P2"><text:s text:c="4"/>int v = 0;</text:p>
      <text:p text:style-name="P2"/>
      <text:p text:style-name="P2"><text:s text:c="4"/>while (curr != NULL) {</text:p>
      <text:p text:style-name="P2"><text:s text:c="8"/>v++;</text:p>
      <text:p text:style-name="P2"><text:s text:c="8"/>curr = curr-&gt;next;</text:p>
      <text:p text:style-name="P2"><text:s text:c="4"/>}</text:p>
      <text:p text:style-name="P2"><text:s text:c="4"/>return v;</text:p>
      <text:p text:style-name="P2">}</text:p>
      <text:p text:style-name="P2"/>
      <text:p text:style-name="P2">// <text:s/>search for the word and return the index</text:p>
      <text:p text:style-name="P2">int searchForWord(LINK head, char word[]) {</text:p>
      <text:p text:style-name="P2"/>
      <text:p text:style-name="P2"><text:s text:c="4"/>if (isEmpty(head)) {</text:p>
      <text:p text:style-name="P2"><text:tab/> <text:s text:c="3"/>return 0;</text:p>
      <text:p text:style-name="P2"><text:tab/>}</text:p>
      <text:p text:style-name="P2"/>
      <text:p text:style-name="P2"><text:s text:c="4"/>LINK curr = head-&gt;next;</text:p>
      <text:p text:style-name="P2"><text:s text:c="4"/>int i = 1;</text:p>
      <text:p text:style-name="P2"/>
      <text:p text:style-name="P2"><text:s text:c="4"/>while(curr != NULL) {</text:p>
      <text:p text:style-name="P2"/>
      <text:p text:style-name="P2"><text:s text:c="8"/>if (strcmp(word, curr-&gt;elemString) == 0) {</text:p>
      <text:p text:style-name="P2"><text:s text:c="12"/>return i;</text:p>
      <text:p text:style-name="P2"><text:s text:c="8"/>}</text:p>
      <text:p text:style-name="P2"><text:soft-page-break/><text:tab/> <text:s text:c="3"/>curr = curr-&gt;next;</text:p>
      <text:p text:style-name="P2"><text:s text:c="8"/>i++;</text:p>
      <text:p text:style-name="P2"><text:tab/>}</text:p>
      <text:p text:style-name="P2"><text:s text:c="4"/>return 0;</text:p>
      <text:p text:style-name="P2">}</text:p>
      <text:p text:style-name="P2"/>
      <text:p text:style-name="P2">// <text:s/>HELPER: <text:s/>search for the first word with the same count and return the index</text:p>
      <text:p text:style-name="P2">int searchForCount(LINK head, int num) {</text:p>
      <text:p text:style-name="P2"/>
      <text:p text:style-name="P2"><text:s text:c="4"/>if (isEmpty(head)) {</text:p>
      <text:p text:style-name="P2"><text:tab/> <text:s text:c="3"/>return 0;</text:p>
      <text:p text:style-name="P2"><text:tab/>}</text:p>
      <text:p text:style-name="P2"/>
      <text:p text:style-name="P2"><text:s text:c="4"/>LINK curr = head-&gt;next;</text:p>
      <text:p text:style-name="P2"><text:s text:c="4"/>int i = 1;</text:p>
      <text:p text:style-name="P2"/>
      <text:p text:style-name="P2"><text:s text:c="4"/>while (curr != NULL) {</text:p>
      <text:p text:style-name="P2"/>
      <text:p text:style-name="P2"><text:s text:c="8"/>if (curr-&gt;elemInt &gt; num) {</text:p>
      <text:p text:style-name="P2"><text:s text:c="12"/>curr = curr-&gt;next;</text:p>
      <text:p text:style-name="P2"><text:s text:c="8"/>}</text:p>
      <text:p text:style-name="P2"><text:s text:c="8"/>else if (curr-&gt;elemInt &lt; num) {</text:p>
      <text:p text:style-name="P2"><text:s text:c="12"/>return i - 1;</text:p>
      <text:p text:style-name="P2"><text:s text:c="8"/>}</text:p>
      <text:p text:style-name="P2"><text:s text:c="8"/>else {</text:p>
      <text:p text:style-name="P2"><text:s text:c="12"/>return i;</text:p>
      <text:p text:style-name="P2"><text:s text:c="8"/>}</text:p>
      <text:p text:style-name="P2"><text:s text:c="8"/>i++;</text:p>
      <text:p text:style-name="P2"><text:s text:c="4"/>}</text:p>
      <text:p text:style-name="P2"/>
      <text:p text:style-name="P2"><text:s text:c="4"/>return -1;</text:p>
      <text:p text:style-name="P2">}</text:p>
      <text:p text:style-name="P2"/>
      <text:p text:style-name="P2">// <text:s/>HELPER: <text:s/>insert a word at the front of the list</text:p>
      <text:p text:style-name="P2">int insertFirst(char d[], int num, LINK head) {</text:p>
      <text:p text:style-name="P2"/>
      <text:p text:style-name="P2"><text:tab/>LINK ins = (LINK)malloc(sizeof(struct Node));</text:p>
      <text:p text:style-name="P2"><text:s text:c="4"/>LINK temp;</text:p>
      <text:p text:style-name="P2"/>
      <text:p text:style-name="P2"><text:s text:c="4"/>strcpy(ins-&gt;elemString, d);</text:p>
      <text:p text:style-name="P2"><text:s text:c="4"/>ins-&gt;elemInt = num;</text:p>
      <text:p text:style-name="P2"><text:tab/>temp = head-&gt;next;</text:p>
      <text:p text:style-name="P2"><text:tab/>head-&gt;next = ins;</text:p>
      <text:p text:style-name="P2"><text:s text:c="4"/>ins-&gt;next = temp;</text:p>
      <text:p text:style-name="P2"><text:tab/>return 1;</text:p>
      <text:p text:style-name="P2">}</text:p>
      <text:p text:style-name="P2"><text:s/>// <text:s/>HELPER: <text:s/>delete the first element</text:p>
      <text:p text:style-name="P2">int deleteFirst(LINK head) {</text:p>
      <text:p text:style-name="P2"/>
      <text:p text:style-name="P2"><text:soft-page-break/><text:tab/>LINK temp;</text:p>
      <text:p text:style-name="P2"/>
      <text:p text:style-name="P2"><text:tab/>if (isEmpty(head)) {</text:p>
      <text:p text:style-name="P2"><text:tab/> <text:s text:c="3"/>return 0;</text:p>
      <text:p text:style-name="P2"><text:tab/>}</text:p>
      <text:p text:style-name="P2"><text:tab/></text:p>
      <text:p text:style-name="P2"><text:tab/>temp = head-&gt;next;</text:p>
      <text:p text:style-name="P2"><text:tab/>head-&gt;next = temp-&gt;next;</text:p>
      <text:p text:style-name="P2"><text:tab/>free(temp);</text:p>
      <text:p text:style-name="P2"><text:tab/>return 1;</text:p>
      <text:p text:style-name="P2">}</text:p>
      <text:p text:style-name="P2"/>
      <text:p text:style-name="P2">// <text:s/>HELPER: <text:s/>insert a word at the index</text:p>
      <text:p text:style-name="P2">int insertAtIndex(char d[], int num, int elem, LINK head) {</text:p>
      <text:p text:style-name="P2"><text:s text:c="4"/></text:p>
      <text:p text:style-name="P2"><text:s text:c="4"/>if (isEmpty(head)) { <text:s/>// <text:s/>if the list is empty, insert at the front</text:p>
      <text:p text:style-name="P2"><text:tab/> <text:s text:c="3"/>insertFirst(d, elem, head);</text:p>
      <text:p text:style-name="P2"><text:s text:c="8"/>return 1;</text:p>
      <text:p text:style-name="P2"><text:tab/>}</text:p>
      <text:p text:style-name="P2"/>
      <text:p text:style-name="P2"><text:s text:c="4"/>if (num == 0) { <text:s/>// <text:s/>if the index is 0, insert at the front</text:p>
      <text:p text:style-name="P2"><text:tab/> <text:s text:c="3"/>insertFirst(d, elem, head);</text:p>
      <text:p text:style-name="P2"><text:s text:c="8"/>return 1;</text:p>
      <text:p text:style-name="P2"><text:tab/>}</text:p>
      <text:p text:style-name="P2"/>
      <text:p text:style-name="P2"><text:s text:c="4"/>if (sizeOfList(head) + 1 == num) { <text:s/>// <text:s/>if the index is 1 beyond the scope, insert at the end</text:p>
      <text:p text:style-name="P2"><text:s text:c="8"/>insertLast(d, elem, head);</text:p>
      <text:p text:style-name="P2"><text:s text:c="8"/>return 1;</text:p>
      <text:p text:style-name="P2"><text:s text:c="4"/>}</text:p>
      <text:p text:style-name="P2"/>
      <text:p text:style-name="P2"><text:s text:c="4"/>if (sizeOfList(head) &lt; num) { <text:s/>// <text:s/>if the index is still beyond the scope, return failure</text:p>
      <text:p text:style-name="P2"><text:s text:c="8"/>return 0;</text:p>
      <text:p text:style-name="P2"><text:s text:c="4"/>}</text:p>
      <text:p text:style-name="P2"/>
      <text:p text:style-name="P2"><text:s text:c="4"/>int v = sizeOfList(head);</text:p>
      <text:p text:style-name="P2"><text:s text:c="4"/>int i = 1;</text:p>
      <text:p text:style-name="P2"><text:s text:c="4"/>LINK temp = head-&gt;next;</text:p>
      <text:p text:style-name="P2"><text:s text:c="4"/>LINK temp2;</text:p>
      <text:p text:style-name="P2"><text:s text:c="4"/>LINK ins = (LINK)malloc(sizeof(struct Node));</text:p>
      <text:p text:style-name="P2"/>
      <text:p text:style-name="P2"><text:s text:c="4"/>while (i &lt; num) {</text:p>
      <text:p text:style-name="P2"><text:s text:c="8"/>temp = temp-&gt;next;</text:p>
      <text:p text:style-name="P2"><text:s text:c="8"/>i++;</text:p>
      <text:p text:style-name="P2"><text:s text:c="4"/>}</text:p>
      <text:p text:style-name="P2"><text:s text:c="4"/></text:p>
      <text:p text:style-name="P2"><text:s text:c="4"/>temp2 = temp-&gt;next;</text:p>
      <text:p text:style-name="P2"/>
      <text:p text:style-name="P2"><text:s text:c="4"/>temp-&gt;next = ins;</text:p>
      <text:p text:style-name="P2"><text:s text:c="4"/>ins-&gt;next = temp2;</text:p>
      <text:p text:style-name="P2"><text:soft-page-break/><text:s text:c="4"/>ins-&gt;elemInt = elem;</text:p>
      <text:p text:style-name="P2"><text:s text:c="4"/>strcpy(ins-&gt;elemString, d);</text:p>
      <text:p text:style-name="P2"><text:s text:c="4"/>return 1;</text:p>
      <text:p text:style-name="P2">}</text:p>
      <text:p text:style-name="P2"/>
      <text:p text:style-name="P2">// <text:s/>insert a word at the end of the list</text:p>
      <text:p text:style-name="P2">int insertLast(char d[], int elem, LINK head) {</text:p>
      <text:p text:style-name="P2"/>
      <text:p text:style-name="P2"><text:s text:c="4"/>LINK curr = head;</text:p>
      <text:p text:style-name="P2"/>
      <text:p text:style-name="P2"><text:tab/>while(curr-&gt;next != NULL) {</text:p>
      <text:p text:style-name="P2"><text:tab/> <text:s text:c="3"/>curr = curr-&gt;next;</text:p>
      <text:p text:style-name="P2"><text:tab/>}</text:p>
      <text:p text:style-name="P2"/>
      <text:p text:style-name="P2"><text:s text:c="4"/>LINK temp = (LINK)malloc(sizeof(struct Node));</text:p>
      <text:p text:style-name="P2"><text:s text:c="4"/>strcpy(temp-&gt;elemString, d);</text:p>
      <text:p text:style-name="P2"><text:s text:c="4"/>temp-&gt;elemInt = elem;</text:p>
      <text:p text:style-name="P2"><text:s text:c="4"/>curr-&gt;next = temp;</text:p>
      <text:p text:style-name="P2"><text:s text:c="4"/>return 1;</text:p>
      <text:p text:style-name="P2">}</text:p>
      <text:p text:style-name="P2"/>
      <text:p text:style-name="P2">// <text:s/>sort the list</text:p>
      <text:p text:style-name="P2">int sortTheList(LINK unsorted, LINK sorted) {</text:p>
      <text:p text:style-name="P2"/>
      <text:p text:style-name="P2"><text:s text:c="4"/>int i = 0;</text:p>
      <text:p text:style-name="P2"><text:s text:c="4"/>LINK temp;</text:p>
      <text:p text:style-name="P2"><text:s text:c="4"/>LINK temp2;</text:p>
      <text:p text:style-name="P2"/>
      <text:p text:style-name="P2"><text:s text:c="4"/>temp = unsorted-&gt;next;</text:p>
      <text:p text:style-name="P2"><text:s text:c="4"/>temp2 = unsorted-&gt;next;</text:p>
      <text:p text:style-name="P2"><text:s text:c="4"/>while (temp != NULL) {</text:p>
      <text:p text:style-name="P2"><text:s text:c="8"/>temp2 = temp;</text:p>
      <text:p text:style-name="P2"><text:s text:c="8"/>if (searchForWord(sorted, temp-&gt;elemString) == 0) {</text:p>
      <text:p text:style-name="P2"><text:s text:c="12"/>while (temp2 != NULL) {</text:p>
      <text:p text:style-name="P2"><text:s text:c="16"/>if (strcmp(temp2-&gt;elemString, temp-&gt;elemString) == 0) {</text:p>
      <text:p text:style-name="P2"><text:s text:c="20"/>i++;</text:p>
      <text:p text:style-name="P2"><text:s text:c="20"/>printf("Found %s %d times.\n", temp-&gt;elemString, i);</text:p>
      <text:p text:style-name="P2"><text:s text:c="16"/>}</text:p>
      <text:p text:style-name="P2"><text:s text:c="16"/>temp2 = temp2-&gt;next;</text:p>
      <text:p text:style-name="P2"><text:s text:c="12"/>}</text:p>
      <text:p text:style-name="P2"><text:s text:c="12"/>int newIndex = searchForCount(sorted, i);</text:p>
      <text:p text:style-name="P2"><text:s text:c="12"/>printf("New index returned %d\n", newIndex);</text:p>
      <text:p text:style-name="P2"><text:s text:c="12"/>if (newIndex == -1) {</text:p>
      <text:p text:style-name="P2"><text:s text:c="16"/>insertLast(temp-&gt;elemString, i, sorted);</text:p>
      <text:p text:style-name="P2"><text:s text:c="16"/>printf("Inserting %s at the end.\n", temp-&gt;elemString);</text:p>
      <text:p text:style-name="P2"><text:s text:c="12"/>}</text:p>
      <text:p text:style-name="P2"><text:s text:c="12"/>else {</text:p>
      <text:p text:style-name="P2"><text:s text:c="16"/>insertAtIndex(temp-&gt;elemString, newIndex, i, sorted);</text:p>
      <text:p text:style-name="P2"><text:s text:c="16"/>printf("Inserting %s at the index %d.\n", temp-&gt;elemString, newIndex);</text:p>
      <text:p text:style-name="P2"><text:soft-page-break/><text:s text:c="12"/>}</text:p>
      <text:p text:style-name="P2"><text:s text:c="12"/>i = 0;</text:p>
      <text:p text:style-name="P2"><text:s text:c="8"/>}</text:p>
      <text:p text:style-name="P2"><text:s text:c="8"/>else {</text:p>
      <text:p text:style-name="P2"><text:s text:c="12"/>printf("%s was already found in the sorted list. <text:s/>Skipping...\n", temp-&gt;elemString);</text:p>
      <text:p text:style-name="P2"><text:s text:c="8"/>}</text:p>
      <text:p text:style-name="P2"><text:s text:c="8"/>printf("Moving on to next word.\n");</text:p>
      <text:p text:style-name="P2"><text:s text:c="8"/>temp = temp-&gt;next;</text:p>
      <text:p text:style-name="P2"><text:s text:c="4"/>}</text:p>
      <text:p text:style-name="P2"><text:s text:c="4"/>return 1;</text:p>
      <text:p text:style-name="P2">}</text:p>
      <text:p text:style-name="P2"/>
      <text:p text:style-name="P2">// <text:s/>clear the list</text:p>
      <text:p text:style-name="P2">void clear(LINK head) {</text:p>
      <text:p text:style-name="P2"/>
      <text:p text:style-name="P2"><text:tab/>while (!isEmpty(head))</text:p>
      <text:p text:style-name="P2"><text:tab/><text:tab/>deleteFirst(head);</text:p>
      <text:p text:style-name="P2">}</text:p>
      <text:p text:style-name="P2"/>
      <text:p text:style-name="P2">// <text:s/>print the list</text:p>
      <text:p text:style-name="P2">void showList (LINK head, FILE *output) {</text:p>
      <text:p text:style-name="P2"/>
      <text:p text:style-name="P2"><text:tab/>LINK curr = head-&gt;next;</text:p>
      <text:p text:style-name="P2"><text:tab/>while (curr != NULL) {</text:p>
      <text:p text:style-name="P2"><text:tab/><text:tab/>printf("%s occurred %d times.\n", curr-&gt;elemString, curr-&gt;elemInt);</text:p>
      <text:p text:style-name="P2"><text:s text:c="8"/>fprintf(output, "%s occurred %d times.\n", curr-&gt;elemString, curr-&gt;elemInt);</text:p>
      <text:p text:style-name="P2"><text:tab/><text:tab/>curr = curr-&gt;next;</text:p>
      <text:p text:style-name="P2"><text:tab/>}</text:p>
      <text:p text:style-name="P2"/>
      <text:p text:style-name="P2">}</text:p>
      <text:p text:style-name="P1">////////////////////////////////////////////</text:p>
      <text:p text:style-name="P1">makefile:<text:line-break/><text:line-break/>test: test1 test2 test3</text:p>
      <text:p text:style-name="P1"/>
      <text:p text:style-name="P1">test1:</text:p>
      <text:p text:style-name="P1"><text:tab/>gcc proj2.c list.c</text:p>
      <text:p text:style-name="P1"/>
      <text:p text:style-name="P1">test2:</text:p>
      <text:p text:style-name="P1"><text:tab/>./a.out sample.c output.dat</text:p>
      <text:p text:style-name="P1"/>
      <text:p text:style-name="P1">test3:</text:p>
      <text:p text:style-name="P1">///////////////////////////////////////////</text:p>
      <text:p text:style-name="P2">test result:</text:p>
      <text:p text:style-name="P2">n occurred 20 times.</text:p>
      <text:p text:style-name="P2">list occurred 20 times.</text:p>
      <text:p text:style-name="P2">printf occurred 17 times.</text:p>
      <text:p text:style-name="P2">book occurred 16 times.</text:p>
      <text:p text:style-name="P2">numofbooks occurred 14 times.</text:p>
      <text:p text:style-name="P2"><text:soft-page-break/>int occurred 13 times.</text:p>
      <text:p text:style-name="P2">price occurred 12 times.</text:p>
      <text:p text:style-name="P2">struct occurred 10 times.</text:p>
      <text:p text:style-name="P2">void occurred 8 times.</text:p>
      <text:p text:style-name="P2">targetcode occurred 7 times.</text:p>
      <text:p text:style-name="P2">code occurred 7 times.</text:p>
      <text:p text:style-name="P2">d occurred 6 times.</text:p>
      <text:p text:style-name="P2">numofbooksptr occurred 6 times.</text:p>
      <text:p text:style-name="P2">index occurred 6 times.</text:p>
      <text:p text:style-name="P2">targetprice occurred 6 times.</text:p>
      <text:p text:style-name="P2">scanf occurred 5 times.</text:p>
      <text:p text:style-name="P2">aprice occurred 5 times.</text:p>
      <text:p text:style-name="P2">acode occurred 5 times.</text:p>
      <text:p text:style-name="P2">while occurred 4 times.</text:p>
      <text:p text:style-name="P2">of occurred 4 times.</text:p>
      <text:p text:style-name="P2">float occurred 4 times.</text:p>
      <text:p text:style-name="P2">to occurred 4 times.</text:p>
      <text:p text:style-name="P2">end occurred 4 times.</text:p>
      <text:p text:style-name="P2">if occurred 4 times.</text:p>
      <text:p text:style-name="P2">a occurred 3 times.</text:p>
      <text:p text:style-name="P2">loadarray occurred 3 times.</text:p>
      <text:p text:style-name="P2">? occurred 3 times.</text:p>
      <text:p text:style-name="P2">printarray occurred 3 times.</text:p>
      <text:p text:style-name="P2">pricesearch occurred 3 times.</text:p>
      <text:p text:style-name="P2">codesearch occurred 3 times.</text:p>
      <text:p text:style-name="P2">do occurred 3 times.</text:p>
      <text:p text:style-name="P2">$ occurred 2 times.</text:p>
      <text:p text:style-name="P2">max occurred 2 times.</text:p>
      <text:p text:style-name="P2">f occurred 2 times.</text:p>
      <text:p text:style-name="P2">enter occurred 2 times.</text:p>
      <text:p text:style-name="P2">target occurred 2 times.</text:p>
      <text:p text:style-name="P2">not occurred 2 times.</text:p>
      <text:p text:style-name="P2">for occurred 2 times.</text:p>
      <text:p text:style-name="P2">else occurred 1 times.</text:p>
      <text:p text:style-name="P2">include occurred 1 times.</text:p>
      <text:p text:style-name="P2">stdio occurred 1 times.</text:p>
      <text:p text:style-name="P2">h occurred 1 times.</text:p>
      <text:p text:style-name="P2">define occurred 1 times.</text:p>
      <text:p text:style-name="P2">main occurred 1 times.</text:p>
      <text:p text:style-name="P2">return occurred 1 times.</text:p>
      <text:p text:style-name="P2">$0 occurred 1 times.</text:p>
      <text:p text:style-name="P2">is occurred 1 times.</text:p>
      <text:p text:style-name="P2">allowed occurred 1 times.</text:p>
      <text:p text:style-name="P2">books occurred 1 times.</text:p>
      <text:p text:style-name="P2">under occurred 1 times.</text:p>
      <text:p text:style-name="P2">count occurred 1 times.</text:p>
      <text:p text:style-name="P2">findprice occurred 1 times.</text:p>
      <text:p text:style-name="P2">found occurred 1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03:13.791554590</meta:creation-date>
    <meta:generator>LibreOffice/6.0.7.3$Linux_X86_64 LibreOffice_project/00m0$Build-3</meta:generator>
    <dc:date>2019-03-29T14:44:08.641919023</dc:date>
    <meta:editing-duration>PT5M56S</meta:editing-duration>
    <meta:editing-cycles>5</meta:editing-cycles>
    <meta:document-statistic meta:table-count="0" meta:image-count="0" meta:object-count="0" meta:page-count="10" meta:paragraph-count="404" meta:word-count="1531" meta:character-count="11624" meta:non-whitespace-character-count="8466"/>
  </office:meta>
</office:document-meta>
</file>